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74b10b" officeooo:paragraph-rsid="000734ad"/>
    </style:style>
    <style:style style:name="P2" style:family="paragraph" style:parent-style-name="Text_20_body">
      <style:text-properties officeooo:rsid="0074b10b" officeooo:paragraph-rsid="000734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text:bookmark-start text:name="__RefHeading___Toc3140_1601400180"/>Inicializacion de raspberry pi y ubuntu server ARM para su uso como servidor web para la aplicación de fichaje<text:bookmark-end text:name="__RefHeading___Toc3140_1601400180"/></text:h>
      <text:p text:style-name="P2">Se establece como usuario y contraseña los siguientes parámetros:</text:p>
      <text:p text:style-name="P2">·Usuario: admin-raspberrypi</text:p>
      <text:p text:style-name="P2">·Contraseña: planetas-s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cm" fo:margin-bottom="0.42cm" style:contextual-spacing="false"/>
      <style:text-properties fo:color="#729fcf" loext:opacity="100%"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8T00:19:49.952655000</meta:creation-date>
    <dc:date>2025-06-08T00:20:04.198873000</dc:date>
    <meta:editing-duration>PT14S</meta:editing-duration>
    <meta:editing-cycles>1</meta:editing-cycles>
    <meta:document-statistic meta:table-count="0" meta:image-count="0" meta:object-count="0" meta:page-count="1" meta:paragraph-count="4" meta:word-count="32" meta:character-count="226" meta:non-whitespace-character-count="198"/>
    <meta:generator>LibreOffice/25.2.3.2$MacOSX_AARCH64 LibreOffice_project/bbb074479178df812d175f709636b368952c2ce3</meta:generator>
  </office:meta>
</office:document-meta>
</file>